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vEPSTIM" svg:font-family="AdvEPSTIM"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language="pt" fo:country="BR"/>
    </style:style>
    <style:style style:name="P2" style:family="paragraph" style:parent-style-name="Text_20_body">
      <style:text-properties style:font-name="Times New Roman" fo:font-size="12pt" style:font-size-asian="12pt" style:font-name-complex="Times New Roman" style:font-size-complex="12pt"/>
    </style:style>
    <style:style style:name="P3" style:family="paragraph" style:parent-style-name="Text_20_body">
      <style:text-properties officeooo:rsid="002b7c7a" officeooo:paragraph-rsid="00302ae1"/>
    </style:style>
    <style:style style:name="P4" style:family="paragraph" style:parent-style-name="Text_20_body">
      <style:text-properties officeooo:paragraph-rsid="002f1d82"/>
    </style:style>
    <style:style style:name="P5" style:family="paragraph" style:parent-style-name="Text_20_body">
      <style:text-properties officeooo:rsid="002f1d82" officeooo:paragraph-rsid="002f1d82"/>
    </style:style>
    <style:style style:name="P6" style:family="paragraph" style:parent-style-name="Text_20_body">
      <style:text-properties officeooo:paragraph-rsid="0031099e"/>
    </style:style>
    <style:style style:name="P7" style:family="paragraph" style:parent-style-name="Text_20_body">
      <style:text-properties officeooo:rsid="0031099e" officeooo:paragraph-rsid="0031099e"/>
    </style:style>
    <style:style style:name="P8" style:family="paragraph" style:parent-style-name="Text_20_body">
      <style:text-properties officeooo:rsid="00347813" officeooo:paragraph-rsid="00347813"/>
    </style:style>
    <style:style style:name="P9" style:family="paragraph" style:parent-style-name="Text_20_body">
      <style:text-properties officeooo:paragraph-rsid="00347813"/>
    </style:style>
    <style:style style:name="P10" style:family="paragraph" style:parent-style-name="Text_20_body" style:master-page-name="">
      <style:paragraph-properties fo:margin-left="1in" fo:margin-right="0in" fo:margin-top="0in" fo:margin-bottom="0.0972in" style:contextual-spacing="false" fo:line-height="120%" fo:text-align="justify" style:justify-single-word="false" fo:text-indent="0in" style:auto-text-indent="false" style:page-number="auto"/>
      <style:text-properties fo:font-style="italic" officeooo:rsid="002f1d82" officeooo:paragraph-rsid="0030accd" style:font-style-asian="italic" style:font-style-complex="italic"/>
    </style:style>
    <style:style style:name="P11" style:family="paragraph" style:parent-style-name="Heading_20_1" style:list-style-name="">
      <style:paragraph-properties>
        <style:tab-stops/>
      </style:paragraph-properties>
      <style:text-properties officeooo:rsid="0019540a" officeooo:paragraph-rsid="0019540a"/>
    </style:style>
    <style:style style:name="P12" style:family="paragraph" style:parent-style-name="Heading_20_1">
      <style:text-properties officeooo:rsid="001aadb4" officeooo:paragraph-rsid="0019540a"/>
    </style:style>
    <style:style style:name="P13" style:family="paragraph" style:parent-style-name="Heading_20_1">
      <style:paragraph-properties fo:break-before="page"/>
      <style:text-properties officeooo:rsid="0023ac36" officeooo:paragraph-rsid="0023ac36"/>
    </style:style>
    <style:style style:name="P14" style:family="paragraph" style:parent-style-name="Heading_20_2">
      <style:text-properties officeooo:rsid="001b8c1c" officeooo:paragraph-rsid="001b8c1c"/>
    </style:style>
    <style:style style:name="P15" style:family="paragraph" style:parent-style-name="Heading_20_2">
      <style:text-properties officeooo:paragraph-rsid="001aadb4"/>
    </style:style>
    <style:style style:name="P16" style:family="paragraph" style:parent-style-name="Heading_20_2">
      <style:text-properties officeooo:paragraph-rsid="002f1d82"/>
    </style:style>
    <style:style style:name="P17" style:family="paragraph" style:parent-style-name="Contents_20_2">
      <style:paragraph-properties>
        <style:tab-stops>
          <style:tab-stop style:position="6.3028in" style:type="right" style:leader-style="dotted" style:leader-text="."/>
        </style:tab-stops>
      </style:paragraph-properties>
    </style:style>
    <style:style style:name="P18" style:family="paragraph" style:parent-style-name="Contents_20_1">
      <style:paragraph-properties>
        <style:tab-stops>
          <style:tab-stop style:position="6.3028in" style:type="right" style:leader-style="dotted" style:leader-text="."/>
        </style:tab-stops>
      </style:paragraph-properties>
    </style:style>
    <style:style style:name="T1" style:family="text">
      <style:text-properties fo:language="zxx" fo:country="none" officeooo:rsid="000e0d6d" style:language-asian="zxx" style:country-asian="none" style:language-complex="zxx" style:country-complex="none"/>
    </style:style>
    <style:style style:name="T2" style:family="text">
      <style:text-properties officeooo:rsid="000c55bc"/>
    </style:style>
    <style:style style:name="T3" style:family="text">
      <style:text-properties officeooo:rsid="000e0d6d"/>
    </style:style>
    <style:style style:name="T4" style:family="text">
      <style:text-properties officeooo:rsid="000ee82b"/>
    </style:style>
    <style:style style:name="T5" style:family="text">
      <style:text-properties officeooo:rsid="00129751"/>
    </style:style>
    <style:style style:name="T6" style:family="text">
      <style:text-properties fo:font-style="italic" style:font-style-asian="italic"/>
    </style:style>
    <style:style style:name="T7" style:family="text">
      <style:text-properties fo:font-style="italic" officeooo:rsid="00129751" style:font-style-asian="italic" style:font-style-complex="italic"/>
    </style:style>
    <style:style style:name="T8" style:family="text">
      <style:text-properties fo:font-style="normal" style:font-style-asian="normal"/>
    </style:style>
    <style:style style:name="T9" style:family="text">
      <style:text-properties fo:font-style="normal" officeooo:rsid="00129751" style:font-style-asian="normal" style:font-style-complex="normal"/>
    </style:style>
    <style:style style:name="T10" style:family="text">
      <style:text-properties officeooo:rsid="0014821c"/>
    </style:style>
    <style:style style:name="T11" style:family="text">
      <style:text-properties officeooo:rsid="00149a03"/>
    </style:style>
    <style:style style:name="T12" style:family="text">
      <style:text-properties officeooo:rsid="001716e4"/>
    </style:style>
    <style:style style:name="T13" style:family="text">
      <style:text-properties officeooo:rsid="001aadb4"/>
    </style:style>
    <style:style style:name="T14" style:family="text">
      <style:text-properties officeooo:rsid="001b8c1c"/>
    </style:style>
    <style:style style:name="T15" style:family="text">
      <style:text-properties officeooo:rsid="001e9364"/>
    </style:style>
    <style:style style:name="T16" style:family="text">
      <style:text-properties fo:font-weight="bold" officeooo:rsid="000ee82b" style:font-weight-asian="bold" style:font-weight-complex="bold"/>
    </style:style>
    <style:style style:name="T17" style:family="text">
      <style:text-properties fo:font-weight="bold" officeooo:rsid="0030accd" style:font-weight-asian="bold" style:font-weight-complex="bold"/>
    </style:style>
    <style:style style:name="T18" style:family="text">
      <style:text-properties officeooo:rsid="00201e31"/>
    </style:style>
    <style:style style:name="T19" style:family="text">
      <style:text-properties officeooo:rsid="002051c4"/>
    </style:style>
    <style:style style:name="T20" style:family="text">
      <style:text-properties officeooo:rsid="0022ede3"/>
    </style:style>
    <style:style style:name="T21" style:family="text">
      <style:text-properties officeooo:rsid="0023ac36"/>
    </style:style>
    <style:style style:name="T22" style:family="text">
      <style:text-properties officeooo:rsid="002614a9"/>
    </style:style>
    <style:style style:name="T23" style:family="text">
      <style:text-properties officeooo:rsid="00262409"/>
    </style:style>
    <style:style style:name="T24" style:family="text">
      <style:text-properties officeooo:rsid="002811cb"/>
    </style:style>
    <style:style style:name="T25" style:family="text">
      <style:text-properties officeooo:rsid="002926a7"/>
    </style:style>
    <style:style style:name="T26" style:family="text">
      <style:text-properties fo:language="en" fo:country="US"/>
    </style:style>
    <style:style style:name="T27" style:family="text">
      <style:text-properties officeooo:rsid="002f1d82"/>
    </style:style>
    <style:style style:name="T28" style:family="text">
      <style:text-properties officeooo:rsid="0031099e"/>
    </style:style>
    <style:style style:name="T29" style:family="text">
      <style:text-properties officeooo:rsid="0032eb5d"/>
    </style:style>
    <style:style style:name="T30" style:family="text">
      <style:text-properties officeooo:rsid="0035eacf"/>
    </style:style>
    <style:style style:name="T31" style:family="text">
      <style:text-properties officeooo:rsid="0037456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8"><text:a xlink:type="simple" xlink:href="#__RefHeading__2281_931959974" text:style-name="Index_20_Link" text:visited-style-name="Index_20_Link">1 Introdução<text:tab/>2</text:a></text:p>
          <text:p text:style-name="P18"><text:a xlink:type="simple" xlink:href="#__RefHeading__2263_931959974" text:style-name="Index_20_Link" text:visited-style-name="Index_20_Link">2 Revisão da Literatura<text:tab/>2</text:a></text:p>
          <text:p text:style-name="P17"><text:a xlink:type="simple" xlink:href="#__RefHeading__2265_931959974" text:style-name="Index_20_Link" text:visited-style-name="Index_20_Link">2.1 Processo de tomada de decisão com múltiplos critérios e AHP<text:tab/>2</text:a></text:p>
          <text:p text:style-name="P17"><text:a xlink:type="simple" xlink:href="#__RefHeading__2267_931959974" text:style-name="Index_20_Link" text:visited-style-name="Index_20_Link">2.2 A metodologia AHP no setor de saúde<text:tab/>2</text:a></text:p>
          <text:p text:style-name="P17"><text:a xlink:type="simple" xlink:href="#__RefHeading__2269_931959974" text:style-name="Index_20_Link" text:visited-style-name="Index_20_Link">2.2.1 Sistemas para gestão e automação hospitalar<text:tab/>3</text:a></text:p>
          <text:p text:style-name="P17"><text:a xlink:type="simple" xlink:href="#__RefHeading__397_948124802" text:style-name="Index_20_Link" text:visited-style-name="Index_20_Link">2.3 Resistência aos avanço da tecnologia na saúde<text:tab/>3</text:a></text:p>
          <text:p text:style-name="P18"><text:a xlink:type="simple" xlink:href="#__RefHeading__555_948124802" text:style-name="Index_20_Link" text:visited-style-name="Index_20_Link">3 Metodologia<text:tab/>4</text:a></text:p>
          <text:p text:style-name="P18"><text:a xlink:type="simple" xlink:href="#__RefHeading__2271_931959974" text:style-name="Index_20_Link" text:visited-style-name="Index_20_Link">4 Análise dos resultados<text:tab/>4</text:a></text:p>
          <text:p text:style-name="P17"><text:a xlink:type="simple" xlink:href="#__RefHeading__557_948124802" text:style-name="Index_20_Link" text:visited-style-name="Index_20_Link">4.1 Estruturação do processo decisório<text:tab/>4</text:a></text:p>
          <text:p text:style-name="P18"><text:a xlink:type="simple" xlink:href="#__RefHeading__2275_931959974" text:style-name="Index_20_Link" text:visited-style-name="Index_20_Link">5 Conclusões<text:tab/>4</text:a></text:p>
          <text:p text:style-name="P18"><text:a xlink:type="simple" xlink:href="#__RefHeading__2277_931959974" text:style-name="Index_20_Link" text:visited-style-name="Index_20_Link">6 Referências Bibliográficas<text:tab/>1</text:a></text:p>
        </text:index-body>
      </text:table-of-content>
      <text:h text:style-name="P11" text:outline-level="1"/>
      <text:p text:style-name="Standard"><text:bookmark-start text:name="__RefHeading__367_948124802"/>ANA<text:bookmark-end text:name="__RefHeading__367_948124802"/></text:p>
      <text:p text:style-name="Standard"><text:bookmark-start text:name="__RefHeading__369_948124802"/>1. INTRODUÇÃO<text:bookmark-end text:name="__RefHeading__369_948124802"/></text:p>
      <text:p text:style-name="Standard"><text:bookmark-start text:name="__RefHeading__371_948124802"/>2. REVISÃO DA LITERATURA<text:bookmark-end text:name="__RefHeading__371_948124802"/></text:p>
      <text:p text:style-name="Standard"><text:bookmark-start text:name="__RefHeading__373_948124802"/>2.1. Processo Decisório<text:bookmark-end text:name="__RefHeading__373_948124802"/></text:p>
      <text:p text:style-name="Standard"><text:bookmark-start text:name="__RefHeading__375_948124802"/>2.2. Ferramentas de Tomada de Decisão<text:bookmark-end text:name="__RefHeading__375_948124802"/></text:p>
      <text:p text:style-name="Standard"><text:bookmark-start text:name="__RefHeading__377_948124802"/>2.2.1 O AHP<text:bookmark-end text:name="__RefHeading__377_948124802"/></text:p>
      <text:p text:style-name="Standard"><text:bookmark-start text:name="__RefHeading__379_948124802"/>2.3. O Uso Do AHP Na Seleção De Projetos Em Organizações<text:bookmark-end text:name="__RefHeading__379_948124802"/></text:p>
      <text:p text:style-name="Standard"><text:bookmark-start text:name="__RefHeading__381_948124802"/>3. METODOLOGIA UTILIZADA<text:bookmark-end text:name="__RefHeading__381_948124802"/></text:p>
      <text:p text:style-name="Standard"><text:bookmark-start text:name="__RefHeading__383_948124802"/>4. ANÁLISE DOS RESULTADOS<text:bookmark-end text:name="__RefHeading__383_948124802"/></text:p>
      <text:p text:style-name="Standard"><text:bookmark-start text:name="__RefHeading__385_948124802"/>4.1. Antes: Variáveis Antecedentes ao Processo Decisório<text:bookmark-end text:name="__RefHeading__385_948124802"/></text:p>
      <text:p text:style-name="Standard"><text:bookmark-start text:name="__RefHeading__387_948124802"/>4.2. Durante: o processo decisório<text:bookmark-end text:name="__RefHeading__387_948124802"/></text:p>
      <text:p text:style-name="Standard"><text:bookmark-start text:name="__RefHeading__389_948124802"/>4.3. Depois: Resultados<text:bookmark-end text:name="__RefHeading__389_948124802"/></text:p>
      <text:p text:style-name="Standard"><text:bookmark-start text:name="__RefHeading__391_948124802"/>5. CONSIDERAÇÕES FINAIS<text:bookmark-end text:name="__RefHeading__391_948124802"/></text:p>
      <text:h text:style-name="P13" text:outline-level="1"><text:bookmark-start text:name="__RefHeading__2281_931959974"/>1 Introdução<text:bookmark-end text:name="__RefHeading__2281_931959974"/></text:h>
      <text:p text:style-name="P2">Embasados em conceitos oriundos da Psicologia e da Economia, os primeiros Sistemas de Suporte à Decisão (SSD) começaram a ser comercializados na década de 70 nos Estados Unidos (Keen, 1978).</text:p>
      <text:p text:style-name="P2">Ainda na década de 70 surge o AHP - Analytic Hierarchy Process ou Processo de Análise Hierárquica, como é chamado no Brasil. Criado pelo cientista Tomas Saaty e utilizado até hoje na tomada de diferentes tipos de decisão nas organizações, o método envolve critérios múltiplos para a priorização de alternativas (Saaty, 1977).</text:p>
      <text:p text:style-name="P2">O AHP é utilizado em vários países tanto para fins de pesquisa quanto para tomada de decisão em organizações, além de ser utilizado por profissionais de áreas de conhecimento muito diferentes. No final da década de 80, começou a haver um aumento no número de estudos de caso sobre a aplicação do AHP em organizações do setor da Saúde, que se tornou mais acentuado a partir do final dos anos noventa (Liberatore e Nydick, 200<text:span text:style-name="T28">8</text:span>).</text:p>
      <text:p text:style-name="P2">O tipo de decisão mais frequentemente encontrado na literatura do uso do AHP em organizações prestadoras de serviços de saúde é o que visa a escolha de novas tecnologias e projetos. Dentro desta categoria encontra-se a escolha de softwares, foco do interesse do presente estudo.</text:p>
      <text:p text:style-name="P2">O objetivo deste artigo é relatar um estudo de caso do uso do AHP no processo de seleção de um software de gestão para um hospital privado na cidade de São Paulo. Através de entrevistas semiestruturadas com os participantes do projeto, foram obtidas informações sobre o cenário anterior ao início da aplicação do AHP, sobre o processo de aplicação em si e sobre os impactos do projeto na organização.</text:p>
      <text:h text:style-name="P12" text:outline-level="1"><text:bookmark-start text:name="__RefHeading__2263_931959974"/>2 Revisão da Literatura<text:bookmark-end text:name="__RefHeading__2263_931959974"/></text:h>
      <text:h text:style-name="P14" text:outline-level="2"><text:bookmark-start text:name="__RefHeading__2265_931959974"/>2.1 Processo de tomada de decisão com múltiplos <text:span text:style-name="T20">critérios</text:span> e AHP<text:bookmark-end text:name="__RefHeading__2265_931959974"/></text:h>
      <text:p text:style-name="P3">A “AHP é baseada em princípios do pensamento analítico, envolve estruturas hierárquicas, definindo prioridades e assegurando uma lógica consistente para resolve o problema”. (Saaty 1990 apud Singpurwalla, Forman, &amp; Zalkind, 1999)</text:p>
      <text:p text:style-name="Text_20_body"><text:span text:style-name="T19">De acordo com </text:span><text:reference-mark-start text:name="ZOTERO_ITEM CSL_CITATION {&quot;citationID&quot;:&quot;26cvgc5l97&quot;,&quot;properties&quot;:{&quot;formattedCitation&quot;:&quot;(Vaidya &amp; Kumar, 2006)&quot;,&quot;plainCitation&quot;:&quot;(Vaidya &amp; Kumar, 2006)&quot;},&quot;citationItems&quot;:[{&quot;id&quot;:326,&quot;uris&quot;:[&quot;http://zotero.org/users/1613935/items/6GEFSGMP&quot;],&quot;uri&quot;:[&quot;http://zotero.org/users/1613935/items/6GEFSGMP&quot;],&quot;itemData&quot;:{&quot;id&quot;:326,&quot;type&quot;:&quot;article-journal&quot;,&quot;title&quot;:&quot;Analytic hierarchy process: An overview of applications&quot;,&quot;container-title&quot;:&quot;European Journal of Operational Research&quot;,&quot;page&quot;:&quot;1-29&quot;,&quot;volume&quot;:&quot;169&quot;,&quot;issue&quot;:&quot;1&quot;,&quot;source&quot;:&quot;CrossRef&quot;,&quot;DOI&quot;:&quot;10.1016/j.ejor.2004.04.028&quot;,&quot;ISSN&quot;:&quot;03772217&quot;,&quot;shortTitle&quot;:&quot;Analytic hierarchy process&quot;,&quot;language&quot;:&quot;en&quot;,&quot;author&quot;:[{&quot;family&quot;:&quot;Vaidya&quot;,&quot;given&quot;:&quot;Omkarprasad S.&quot;},{&quot;family&quot;:&quot;Kumar&quot;,&quot;given&quot;:&quot;Sushil&quot;}],&quot;issued&quot;:{&quot;date-parts&quot;:[[&quot;2006&quot;,2]]},&quot;accessed&quot;:{&quot;date-parts&quot;:[[&quot;2014&quot;,7,31]]}}}],&quot;schema&quot;:&quot;https://github.com/citation-style-language/schema/raw/master/csl-citation.json&quot;} RND3EE8x7g5P2"/><text:span text:style-name="T19">(Vaidya &amp; Kumar, 2006)</text:span><text:reference-mark-end text:name="ZOTERO_ITEM CSL_CITATION {&quot;citationID&quot;:&quot;26cvgc5l97&quot;,&quot;properties&quot;:{&quot;formattedCitation&quot;:&quot;(Vaidya &amp; Kumar, 2006)&quot;,&quot;plainCitation&quot;:&quot;(Vaidya &amp; Kumar, 2006)&quot;},&quot;citationItems&quot;:[{&quot;id&quot;:326,&quot;uris&quot;:[&quot;http://zotero.org/users/1613935/items/6GEFSGMP&quot;],&quot;uri&quot;:[&quot;http://zotero.org/users/1613935/items/6GEFSGMP&quot;],&quot;itemData&quot;:{&quot;id&quot;:326,&quot;type&quot;:&quot;article-journal&quot;,&quot;title&quot;:&quot;Analytic hierarchy process: An overview of applications&quot;,&quot;container-title&quot;:&quot;European Journal of Operational Research&quot;,&quot;page&quot;:&quot;1-29&quot;,&quot;volume&quot;:&quot;169&quot;,&quot;issue&quot;:&quot;1&quot;,&quot;source&quot;:&quot;CrossRef&quot;,&quot;DOI&quot;:&quot;10.1016/j.ejor.2004.04.028&quot;,&quot;ISSN&quot;:&quot;03772217&quot;,&quot;shortTitle&quot;:&quot;Analytic hierarchy process&quot;,&quot;language&quot;:&quot;en&quot;,&quot;author&quot;:[{&quot;family&quot;:&quot;Vaidya&quot;,&quot;given&quot;:&quot;Omkarprasad S.&quot;},{&quot;family&quot;:&quot;Kumar&quot;,&quot;given&quot;:&quot;Sushil&quot;}],&quot;issued&quot;:{&quot;date-parts&quot;:[[&quot;2006&quot;,2]]},&quot;accessed&quot;:{&quot;date-parts&quot;:[[&quot;2014&quot;,7,31]]}}}],&quot;schema&quot;:&quot;https://github.com/citation-style-language/schema/raw/master/csl-citation.json&quot;} RND3EE8x7g5P2"/><text:span text:style-name="T19">, “a AHP, desde sua invenção, tem servido como ferramenta nas mãos de decisores e pesquisadores, é umas das ferramentas de múltiplo critério mais adotadas”. De </text:span>acordo<text:span text:style-name="T19"> com os mesmos autores, uma importante característica da metodologia é fornecer uma escala numérica válida e confiável para valores quantitativos e qualitativos, permitindo grupos chegarem a um consenso.</text:span></text:p>
      <text:h text:style-name="Heading_20_2" text:outline-level="2"><text:bookmark-start text:name="__RefHeading__2267_931959974"/>2.<text:span text:style-name="T14">2</text:span> A metodologia AHP <text:span text:style-name="T13">no setor de saúde</text:span><text:bookmark-end text:name="__RefHeading__2267_931959974"/></text:h>
      <text:p text:style-name="Text_20_body"><text:span text:style-name="T15">De acordo com </text:span><text:reference-mark-start text:name="ZOTERO_ITEM CSL_CITATION {&quot;citationID&quot;:&quot;10v5akujd0&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s8URLQ2Yam"/><text:span text:style-name="T15">(Liberatore &amp; Nydick, 2008)</text:span><text:reference-mark-end text:name="ZOTERO_ITEM CSL_CITATION {&quot;citationID&quot;:&quot;10v5akujd0&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s8URLQ2Yam"/>, “<text:span text:style-name="T15">a AHP aparece como um ferramenta de suporte </text:span><text:soft-page-break/><text:span text:style-name="T15">promissora para decisões compartilhadas entre pacientes e médicos, avaliação e seleção de terapias e tratamento e avaliação de tecnologias para saúde e assistência médica”. É esperado que a AHP continue como um importante componente da assistência e pesquisa médica”.</text:span></text:p>
      <text:p text:style-name="Text_20_body"><text:span text:style-name="T25">A metodologia AHP também vem sendo utilizada diretamente na relação médico-paciente, como abordado por </text:span><text:reference-mark-start text:name="ZOTERO_ITEM CSL_CITATION {&quot;citationID&quot;:&quot;237lng5ha8&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eAj18DhkPI"/><text:span text:style-name="T25">(Liberatore &amp; Nydick, 2008)</text:span><text:reference-mark-end text:name="ZOTERO_ITEM CSL_CITATION {&quot;citationID&quot;:&quot;237lng5ha8&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eAj18DhkPI"/>, <text:span text:style-name="T25">alterando a condição do médico de principal decisor. Com a AHP paciente e médico podem chegar em um acordo sobre decisões médicas e compartilharem responsabilidade.</text:span></text:p>
      <text:h text:style-name="P15" text:outline-level="2"><text:bookmark-start text:name="__RefHeading__2269_931959974"/><text:span text:style-name="T13">2.2.1 </text:span>Sistemas <text:span text:style-name="T13">para gestão e automação hospitalar</text:span><text:bookmark-end text:name="__RefHeading__2269_931959974"/></text:h>
      <text:p text:style-name="Text_20_body"><text:span text:style-name="T29">A saúde como um todo sofre um grande impacto com os avanços na tecnologia, a automação de processos proporcionado pelos novos sistemas de informação. De acordo com </text:span><text:reference-mark-start text:name="ZOTERO_ITEM CSL_CITATION {&quot;citationID&quot;:&quot;26qgfefr2b&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qSKSG60qR4"/>(Liberatore &amp; Nydick, 2008)<text:reference-mark-end text:name="ZOTERO_ITEM CSL_CITATION {&quot;citationID&quot;:&quot;26qgfefr2b&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qSKSG60qR4"/> “<text:span text:style-name="T29">já foram feitas diversas aplicações da AHP para a seleção e avaliação de projetos e tecnologia no segmento de saúde”.</text:span></text:p>
      <text:p text:style-name="P8">De acordo com (Rossetti and Selandari apud Vaidya &amp; Kumar, 2006) <text:span text:style-name="T30">a foi usada para a avaliação da possibilidade de substituir pessoas por máquinas em algumas partes da cadeia de suprimentos. </text:span></text:p>
      <text:h text:style-name="P16" text:outline-level="2"><text:bookmark-start text:name="__RefHeading__397_948124802"/><text:span text:style-name="T27">2.3 </text:span>Res<text:span text:style-name="T18">istência</text:span> <text:span text:style-name="T18">aos avanço da</text:span> tecnologia<text:span text:style-name="T4"> na saúde</text:span><text:bookmark-end text:name="__RefHeading__397_948124802"/></text:h>
      <text:p text:style-name="P4"><text:span text:style-name="T2">Os avanços na tecnologia não vão cessar, novas tecnologias e novos meios de usar as tecnologias atuais surgem constantemente. Atualmente muitos gestores de sa</text:span><text:span text:style-name="T1">úde resistem a implementação do chamado prontuário eletrônico, dispositivo que substitui o atual prontuário no papel. </text:span></text:p>
      <text:p text:style-name="P4"><text:span text:style-name="T1">Os benefícios esperados dessa tecnologia são melhores informações para o médico tomar decisões, já que o histórico médico do paciente será digital e estará disponível constantemente a qualquer hora, não será mais necessário refazer perguntas, por exemplo sobre alergias, a cada entrada do paciente no hospital.</text:span><text:span text:style-name="T3">Outro avanço é a possibilidade do dispositivo processar as informações médicas passados do paciente com os atuais sintomas para sugerir alternativas de tratamento.</text:span></text:p>
      <text:p text:style-name="P4"><text:span text:style-name="T31">Na lista de ameaças aos avanços desta tecnologia aparece </text:span>o problema da quebra do sigilo médico do paciente, essas informações poderiam ser usadas com finalidades não médica, como marketing de produtos médicos, além do perigo do roubo dos dados por pessoas mal-intencionadas.</text:p>
      <text:p text:style-name="P6"><text:span text:style-name="T31">Ainda existe uma questão ética complexa, referente as responsabilidades pela saúde do paciente, que atualmente restringe a adoção dessa tecnologia. Como abordado por </text:span><text:reference-mark-start text:name="ZOTERO_ITEM CSL_CITATION {&quot;citationID&quot;:&quot;1cf6e7pes&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5jO3n67Llj"/><text:span text:style-name="T31">(Liberatore &amp; Nydick, 2008)</text:span><text:reference-mark-end text:name="ZOTERO_ITEM CSL_CITATION {&quot;citationID&quot;:&quot;1cf6e7pes&quot;,&quot;properties&quot;:{&quot;formattedCitation&quot;:&quot;(Liberatore &amp; Nydick, 2008)&quot;,&quot;plainCitation&quot;:&quot;(Liberatore &amp;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5jO3n67Llj"/><text:span text:style-name="T31">, quando o médico toma a decisão sem o apoio dessa tecnologia, com base apenas em sua experiência e conhecimento, a responsabilidade é inerentemente e inteiramente do médico, mas quando um sistema, projetado por terceiros, escolhido pela alta direção, dentro de um processo decisório envolvendo o paciente, auxilia este médico, a responsabilidade é compartilhada.</text:span></text:p>
      <text:h text:style-name="Heading_20_1" text:outline-level="1"><text:bookmark-start text:name="__RefHeading__555_948124802"/><text:soft-page-break/><text:span text:style-name="T3">3</text:span> <text:span text:style-name="T23">Metodologia</text:span><text:bookmark-end text:name="__RefHeading__555_948124802"/></text:h>
      <text:p text:style-name="P7">Colar metodologia</text:p>
      <text:h text:style-name="Heading_20_1" text:outline-level="1"><text:bookmark-start text:name="__RefHeading__2271_931959974"/><text:span text:style-name="T21">4</text:span> <text:span text:style-name="T21">Análise dos resultados</text:span><text:bookmark-end text:name="__RefHeading__2271_931959974"/></text:h>
      <text:p text:style-name="Text_20_body"><text:span text:style-name="T2">Entrevistamos participantes do processo decisórios para a seleção de software ERP para a gestão de um hospital de grande porte da cidade de São Paulo, que nos relataram como foi o processo decisório.</text:span></text:p>
      <text:p text:style-name="P4">Com mais de 50 anos de história o hospital vivenciou diversos momentos importantes, se adaptando constantemente as mudanças de ambiente e as novas tecnologias. A crescente escalada tecnológica que vivenciamos desde 1980, com a chegada dos primeiros <text:span text:style-name="T11">micro </text:span>computadores no mercado, teve impacto em diversos setores da sociedade, <text:span text:style-name="T11">inclusive na gestão hospitalar. </text:span>Grandes avanços na capacidade de processamento e diminuição do tamanho das máquinas <text:span text:style-name="T2">fez aumentar </text:span>a presença de dispositivos eletrônicos em diversos ambientes de trabalho.</text:p>
      <text:p text:style-name="Text_20_body"><text:span text:style-name="T27">Foi relatado que e</text:span>xistia uma pressão muito forte para adoção de novas tecnologias, <text:span text:style-name="T27">inicialmente pensava-se na seleção de um sistema do tipo prontuário eletrônico, porém percebeu-se que as necessidades mais urgentes da organização eram referentes a parte administrativa. De acordo com os entrevistados, o hospital necessitava de uma solução mais básica para resolver urgências e um ambiente de crise. Como relatado por um dos entrevistados, responsável pelo setor de tecnologia do hospital, a situação era de incerteza:</text:span></text:p>
      <text:p text:style-name="P10">“Todo mundo pede, mas de uma forma desorganizada e a gente não consegue entender o que eles querem.”</text:p>
      <text:p text:style-name="P5">Foi decidido que o software deveria focar em questões administrativas, deixando a automação da parte assistencial para um segundo momento. Com a participação de 28 pessoas foi utilizada a metodologia AHP para a tomada da decisão de seleção de fornecedor e do sistema que melhor atendesse a critérios estabelecidos.</text:p>
      <text:h text:style-name="Heading_20_2" text:outline-level="2"><text:bookmark-start text:name="__RefHeading__557_948124802"/><text:span text:style-name="T17">4.1 Estruturação do p</text:span><text:span text:style-name="T16">rocesso decisório</text:span><text:bookmark-end text:name="__RefHeading__557_948124802"/></text:h>
      <text:p text:style-name="Text_20_body">Foram definidas três etapas do processo decisório da escolha do software. A primeira fase, obrigatória para a utilização da técnica AHP, é a definição dos critérios. Essa é a fase mais importante e que define os parâmetros de escolha, permitindo um consenso do que é importante antes de efetivamente tomar a decisão ou fazer qualquer avaliação de alternativas, que só pode ser feita com critérios bem definidos.</text:p>
      <text:h text:style-name="Heading_20_1" text:outline-level="1"><text:bookmark-start text:name="__RefHeading__2275_931959974"/><text:span text:style-name="T22">5 </text:span>Conclusões<text:bookmark-end text:name="__RefHeading__2275_931959974"/></text:h>
      <text:p text:style-name="Text_20_body">O caso explicita como é delicado o processo decisório de automação de processos na saúde. Os avanços na tecnologia trouxeram mudanças fundamentais no ambiente das organizações, <text:soft-page-break/><text:span text:style-name="T5">aumentando a pressão para a adoção de novas técnicas e dinâmicas de trabalho</text:span>. O Hospital Edmundo Vasconcelos, <text:span text:style-name="T5">organização com mais de 50 anos,</text:span> apresentava uma demanda por atualização da sua gestão <text:span text:style-name="T10">e adoção de novas tecnologias</text:span>.</text:p>
      <text:p text:style-name="Text_20_body"><text:span text:style-name="T5">Acreditava-se que o Hospital precisava de um sistema de prontuário eletrônico, porém mostrou-se mais adequado fazer a adoção de um sistema com finalidade administrativa, deixando a parte assistencial para outro momento. Foram então definidos critérios para a escolha de um software do tipo </text:span><text:span text:style-name="T7">Enterprise Resources Planning</text:span><text:span text:style-name="T9">, ou</text:span><text:span text:style-name="T5"> ERP. </text:span></text:p>
      <text:p text:style-name="Text_20_body">Primeiramente foram levantados critérios para a escolha do sistema <text:span text:style-name="T12">que d</text:span>everia atender as necessidades da área de farmácia, faturamento e gestão de leitos. <text:span text:style-name="T12">Posteriormente</text:span> então se avaliou alternativas disponíveis no mercado, para <text:span text:style-name="T12">finalmente </text:span>tomarem a decisão que atendesse melhor aos critérios. <text:span text:style-name="T12">Foi utilizado o software X para fazer a aplicação da metodologia AHP durante todo o processo decisório.</text:span></text:p>
      <text:p text:style-name="Text_20_body">O sucesso do caso pode ser comprovado pelo fato do software escolhido ser usado até hoje. Numa área em constante mudanças, tomar uma decisão de longo prazo é um desafio ainda maior. Critérios bem definidos e a oportunidade de entrevistar cada fornecedor antes da tomada de decisão permitiram uma decisão melhor, diminuindo o risco em relação a escolha de um software inadequado, evitando assim trocas futuras do sistema.</text:p>
      <text:p text:style-name="Text_20_body">A metodologia AHP foi considerada de vital importância para o sucesso da decisão, como relatada pelo chefe do setor de tecnologia do Hospital. O processo decisório envolveu tantas áreas quanto possíveis, com somente uma reclamação posterior, vinda do setor de laboratório, única área que não se sentiu representada dentro do processo.</text:p>
      <text:p text:style-name="Text_20_body">Neste caso houve sucesso na utilização de metodologia AHP para a seleção de software de gestão hospitalar. O sucesso da decisão pode ser creditado a metodologia AHP e seus implementadores, sendo recomendada <text:span text:style-name="T28">para aplicações futuras pelos participantes entrevistados do processo decisório</text:span>.</text:p>
      <text:h text:style-name="Heading_20_1" text:outline-level="1"><text:bookmark-start text:name="__RefHeading__2277_931959974"/><text:span text:style-name="T24">6 </text:span>Referências Bibliográficas<text:bookmark-end text:name="__RefHeading__2277_931959974"/></text:h>
      <text:section text:style-name="Sect1" text:name="ZOTERO_BIBL {&quot;custom&quot;:[]} CSL_BIBLIOGRAPHY RNDakzSCDXzs6">
        <text:p text:style-name="Bibliography_20_1">Liberatore, M. J., &amp; Nydick, R. L. (2008). The analytic hierarchy process in medical and health care decision making: A literature review. <text:span text:style-name="T6">European Journal of Operational Research</text:span><text:span text:style-name="T8">, </text:span><text:span text:style-name="T6">189</text:span><text:span text:style-name="T8">(1), 194–207. doi:10.1016/j.ejor.2007.05.001</text:span></text:p>
        <text:p text:style-name="Bibliography_20_1"><text:span text:style-name="T8">Vaidya, O. S., &amp; Kumar, S. (2006). Analytic hierarchy process: An overview of applications. </text:span><text:span text:style-name="T6">European Journal of Operational Research</text:span><text:span text:style-name="T8">, </text:span><text:span text:style-name="T6">169</text:span><text:span text:style-name="T8">(1), 1–29. doi:10.1016/j.ejor.2004.04.028</text:span></text:p>
      </text:section>
      <text:p text:style-name="P9">Saaty TL. Multicriteria decision making: the Analytic Hierarchy Process. Pittsburgh: RWS,</text:p>
      <text:p text:style-name="P9"><text:soft-page-break/><text:tab/>1990.</text:p>
      <text:p text:style-name="P9"><text:span text:style-name="T26">SAATY, T. L. A scaling method for priorities in hierarchical structures. Journal of </text:span></text:p>
      <text:p text:style-name="P9"><text:span text:style-name="T26"><text:tab/>Mathematical Psychology, 15(3): 234-281. 1977.</text:span></text:p>
      <text:p text:style-name="P9"><text:span text:style-name="T26">KEEN, P. G. W. E MORTON, S. Decision support systems : an organizational perspective. </text:span></text:p>
      <text:p text:style-name="P9"><text:span text:style-name="T26"><text:tab/>Reading, Mass., Addison-Wesley Pub. Co. 1978.</text:span></text:p>
      <text:p text:style-name="P8"><text:span text:style-name="T26">M.D. Rossetti, F. Selandari, Multi-objective analysis of hospital delivery systems, Computers</text:span></text:p>
      <text:p text:style-name="P8"><text:span text:style-name="T26"><text:tab/>and Industrial Engineering 41 (3) (2001) 309–3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vEPSTIM" svg:font-family="AdvEPSTIM"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FreeSerif" fo:font-family="Free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background-color="transparent">
        <style:tab-stops/>
        <style:background-image/>
      </style:paragraph-properties>
      <style:text-properties fo:text-transform="uppercase" style:font-name="FreeSerif1" fo:font-family="FreeSerif" style:font-style-name="Negrito" style:font-family-generic="roman" style:font-pitch="variable" fo:font-size="12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erif1" fo:font-family="FreeSerif" style:font-style-name="Negrito"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111111" style:font-name="FreeSerif1" fo:font-family="FreeSerif" style:font-style-name="Negrito" style:font-family-generic="roman" style:font-pitch="variable" fo:font-size="12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1" fo:font-family="FreeSerif" style:font-style-name="Negrito" style:font-family-generic="roman" style:font-pitch="variable" fo:font-size="12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ste" style:family="paragraph" style:parent-style-name="Text_20_body">
      <style:text-properties fo:language="pt" fo:country="BR" officeooo:rsid="0053a6f7"/>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pt" fo:country="BR"/>
    </style:style>
    <style:page-layout style:name="Mpm1">
      <style:page-layout-properties fo:page-width="8.2701in" fo:page-height="11.6902in" style:num-format="1" style:print-orientation="portrait" fo:margin-top="1.1799in" fo:margin-bottom="0.7874in" fo:margin-left="1.179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7T10:52:39.877090972</meta:creation-date>
    <meta:editing-duration>PT15H56M32S</meta:editing-duration>
    <meta:editing-cycles>45</meta:editing-cycles>
    <meta:generator>LibreOffice/4.2.3.3$Linux_x86 LibreOffice_project/420m0$Build-3</meta:generator>
    <dc:date>2014-07-31T02:02:29.980887085</dc:date>
    <meta:document-statistic meta:table-count="0" meta:image-count="0" meta:object-count="0" meta:page-count="6" meta:paragraph-count="75" meta:word-count="1724" meta:character-count="11234" meta:non-whitespace-character-count="9577"/>
    <meta:user-defined meta:name="ZOTERO_PREF_1">&lt;data data-version="3" zotero-version="4.0.21.2"&gt;&lt;session id="zsrhC4IB"/&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